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P5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Standard">
      <style:text-properties officeooo:rsid="001e14a6" officeooo:paragraph-rsid="00cb6e3a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fo:font-weight="bold" officeooo:rsid="00b0dc2b" officeooo:paragraph-rsid="00b0dc2b" style:font-weight-asian="bold" style:font-weight-complex="bold"/>
    </style:style>
    <style:style style:name="P13" style:family="paragraph" style:parent-style-name="Table_20_Contents">
      <style:text-properties fo:font-weight="bold" officeooo:rsid="00cd0830" officeooo:paragraph-rsid="00cd083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7" style:family="paragraph" style:parent-style-name="Standard">
      <style:text-properties officeooo:rsid="0051bbf0" officeooo:paragraph-rsid="006f0616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6128a9"/>
    </style:style>
    <style:style style:name="P20" style:family="paragraph" style:parent-style-name="Standard">
      <style:text-properties officeooo:rsid="00267fa4" officeooo:paragraph-rsid="00953e3b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2" style:family="paragraph" style:parent-style-name="Standard">
      <style:paragraph-properties fo:text-align="justify" style:justify-single-word="false"/>
      <style:text-properties officeooo:rsid="00267fa4" officeooo:paragraph-rsid="00cde2a3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6b66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b67e"/>
    </style:style>
    <style:style style:name="P25" style:family="paragraph" style:parent-style-name="Standard">
      <style:text-properties officeooo:rsid="005801da" officeooo:paragraph-rsid="005801da"/>
    </style:style>
    <style:style style:name="P26" style:family="paragraph" style:parent-style-name="Table_20_Contents">
      <style:text-properties officeooo:rsid="006c9647" officeooo:paragraph-rsid="006c9647"/>
    </style:style>
    <style:style style:name="P27" style:family="paragraph" style:parent-style-name="Table_20_Contents">
      <style:text-properties officeooo:rsid="0075ab86" officeooo:paragraph-rsid="006f0616"/>
    </style:style>
    <style:style style:name="P28" style:family="paragraph" style:parent-style-name="Table_20_Contents">
      <style:text-properties officeooo:paragraph-rsid="006f0616"/>
    </style:style>
    <style:style style:name="P29" style:family="paragraph" style:parent-style-name="Standard">
      <style:text-properties officeooo:rsid="005af17e" officeooo:paragraph-rsid="005af17e"/>
    </style:style>
    <style:style style:name="P30" style:family="paragraph" style:parent-style-name="Standard">
      <style:text-properties officeooo:rsid="00320ed7" officeooo:paragraph-rsid="007be473"/>
    </style:style>
    <style:style style:name="P31" style:family="paragraph" style:parent-style-name="Standard">
      <style:text-properties officeooo:rsid="00320ed7" officeooo:paragraph-rsid="00b6875c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33" style:family="paragraph" style:parent-style-name="Standard">
      <style:text-properties officeooo:paragraph-rsid="0085ab40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b3796f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d8b67e"/>
    </style:style>
    <style:style style:name="P36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37" style:family="paragraph" style:parent-style-name="Standard">
      <style:text-properties fo:font-style="italic" officeooo:rsid="00320ed7" officeooo:paragraph-rsid="00da4dce" style:font-style-asian="italic" style:font-style-complex="italic"/>
    </style:style>
    <style:style style:name="P38" style:family="paragraph" style:parent-style-name="Standard">
      <style:text-properties fo:font-style="italic" officeooo:rsid="00320ed7" officeooo:paragraph-rsid="00db66df" style:font-style-asian="italic" style:font-style-complex="italic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da4dce" style:font-style-asian="italic" style:font-style-complex="italic"/>
    </style:style>
    <style:style style:name="P40" style:family="paragraph" style:parent-style-name="Standard">
      <style:text-properties fo:font-style="italic" officeooo:rsid="00267fa4" officeooo:paragraph-rsid="00db66df" style:font-style-asian="italic" style:font-style-complex="italic"/>
    </style:style>
    <style:style style:name="P41" style:family="paragraph" style:parent-style-name="Standard">
      <style:text-properties fo:font-style="italic" officeooo:paragraph-rsid="00db66df" style:font-style-asian="italic" style:font-style-complex="italic"/>
    </style:style>
    <style:style style:name="P42" style:family="paragraph" style:parent-style-name="Standard">
      <style:text-properties fo:font-style="italic" style:text-underline-style="none" officeooo:rsid="00320ed7" officeooo:paragraph-rsid="00da4dce" style:font-style-asian="italic" style:font-style-complex="italic"/>
    </style:style>
    <style:style style:name="P43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b3796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da4dc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3dc44" officeooo:paragraph-rsid="00b792b6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Times New Roman" fo:font-size="12pt" fo:font-style="italic" style:text-underline-style="none" fo:font-weight="normal" officeooo:rsid="0090a719" officeooo:paragraph-rsid="007bd9fc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style:font-name="Times New Roman" fo:font-size="12pt" fo:font-style="italic" style:text-underline-style="none" fo:font-weight="normal" officeooo:rsid="009144f9" officeooo:paragraph-rsid="00db66df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4a51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db66df" style:font-style-asian="italic" style:font-style-complex="italic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52" style:family="paragraph" style:parent-style-name="Table_20_Contents">
      <style:text-properties officeooo:rsid="00a8a730" officeooo:paragraph-rsid="00a8a730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officeooo:rsid="00b1ff9b" officeooo:paragraph-rsid="00b1ff9b"/>
    </style:style>
    <style:style style:name="P54" style:family="paragraph" style:parent-style-name="Standard">
      <style:text-properties officeooo:paragraph-rsid="00b6875c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officeooo:paragraph-rsid="00b6875c"/>
    </style:style>
    <style:style style:name="P56" style:family="paragraph" style:parent-style-name="Standard">
      <style:text-properties officeooo:paragraph-rsid="00b792b6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b84a51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officeooo:rsid="0080d80b" officeooo:paragraph-rsid="00b84a51"/>
    </style:style>
    <style:style style:name="P59" style:family="paragraph" style:parent-style-name="Standard">
      <style:text-properties officeooo:rsid="003eda82" officeooo:paragraph-rsid="00be4228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bab4e0" officeooo:paragraph-rsid="00c56889"/>
    </style:style>
    <style:style style:name="P61" style:family="paragraph" style:parent-style-name="Standard">
      <style:paragraph-properties fo:text-align="justify" style:justify-single-word="false"/>
      <style:text-properties officeooo:paragraph-rsid="00cf0953"/>
    </style:style>
    <style:style style:name="P62" style:family="paragraph" style:parent-style-name="Standard">
      <style:paragraph-properties fo:text-align="justify" style:justify-single-word="false"/>
      <style:text-properties officeooo:paragraph-rsid="00d004cd"/>
    </style:style>
    <style:style style:name="P63" style:family="paragraph" style:parent-style-name="Standard" style:list-style-name="L1">
      <style:paragraph-properties fo:text-align="justify" style:justify-single-word="false"/>
      <style:text-properties officeooo:rsid="00cf0953" officeooo:paragraph-rsid="00d12430"/>
    </style:style>
    <style:style style:name="P64" style:family="paragraph" style:parent-style-name="Standard" style:list-style-name="L1">
      <style:paragraph-properties fo:text-align="justify" style:justify-single-word="false"/>
      <style:text-properties officeooo:rsid="00cf0953" officeooo:paragraph-rsid="00cf0953"/>
    </style:style>
    <style:style style:name="P65" style:family="paragraph" style:parent-style-name="Standard" style:list-style-name="L1">
      <style:paragraph-properties fo:text-align="justify" style:justify-single-word="false"/>
      <style:text-properties officeooo:paragraph-rsid="00cf0953"/>
    </style:style>
    <style:style style:name="P66" style:family="paragraph" style:parent-style-name="Standard">
      <style:paragraph-properties fo:text-align="justify" style:justify-single-word="false"/>
      <style:text-properties officeooo:paragraph-rsid="00e0c639"/>
    </style:style>
    <style:style style:name="P67" style:family="paragraph" style:parent-style-name="Standard" style:list-style-name="L2">
      <style:text-properties officeooo:rsid="00590ab2" officeooo:paragraph-rsid="00590ab2"/>
    </style:style>
    <style:style style:name="P68" style:family="paragraph" style:parent-style-name="Standard" style:list-style-name="L2">
      <style:text-properties officeooo:rsid="005af17e" officeooo:paragraph-rsid="005af17e"/>
    </style:style>
    <style:style style:name="P69" style:family="paragraph" style:parent-style-name="Standard" style:list-style-name="L3">
      <style:text-properties officeooo:paragraph-rsid="00adeaf3"/>
    </style:style>
    <style:style style:name="P70" style:family="paragraph" style:parent-style-name="Standard" style:list-style-name="L3">
      <style:text-properties officeooo:rsid="00531893" officeooo:paragraph-rsid="00983e3a"/>
    </style:style>
    <style:style style:name="P71" style:family="paragraph" style:parent-style-name="Standard" style:list-style-name="L3">
      <style:text-properties officeooo:rsid="00531893" officeooo:paragraph-rsid="00984df2"/>
    </style:style>
    <style:style style:name="P72" style:family="paragraph" style:parent-style-name="Standard" style:list-style-name="L3">
      <style:text-properties officeooo:rsid="00531893" officeooo:paragraph-rsid="00bd9123"/>
    </style:style>
    <style:style style:name="P73" style:family="paragraph" style:parent-style-name="Standard" style:list-style-name="L3">
      <style:text-properties officeooo:rsid="0098fc38" officeooo:paragraph-rsid="00bd9123"/>
    </style:style>
    <style:style style:name="P74" style:family="paragraph" style:parent-style-name="Standard" style:list-style-name="L3">
      <style:text-properties officeooo:rsid="0098fc38" officeooo:paragraph-rsid="00ca19f2"/>
    </style:style>
    <style:style style:name="P75" style:family="paragraph" style:parent-style-name="Standard" style:list-style-name="L3">
      <style:text-properties officeooo:rsid="005801da" officeooo:paragraph-rsid="005801da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84a5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9e547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c788e" officeooo:paragraph-rsid="00b84a5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e25252" officeooo:paragraph-rsid="00e2525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84a51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officeooo:paragraph-rsid="0085ab40"/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officeooo:rsid="00de444e" officeooo:paragraph-rsid="00de444e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e09507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officeooo:rsid="00320ed7" officeooo:paragraph-rsid="00e09507"/>
    </style:style>
    <style:style style:name="P86" style:family="paragraph" style:parent-style-name="Standard">
      <style:paragraph-properties fo:margin-left="0.9846in" fo:margin-right="0in" fo:text-indent="0in" style:auto-text-indent="false"/>
      <style:text-properties officeooo:paragraph-rsid="00b6875c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officeooo:rsid="00deb01b" officeooo:paragraph-rsid="00deb01b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officeooo:paragraph-rsid="00deb01b"/>
    </style:style>
    <style:style style:name="P89" style:family="paragraph" style:parent-style-name="Standard">
      <style:text-properties officeooo:rsid="00953e3b" officeooo:paragraph-rsid="00a34702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officeooo:rsid="00b84a51" officeooo:paragraph-rsid="00b84a51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officeooo:rsid="00e034b8" officeooo:paragraph-rsid="00e034b8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officeooo:rsid="00e09507" officeooo:paragraph-rsid="00e09507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officeooo:paragraph-rsid="00e25252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officeooo:rsid="00e25252" officeooo:paragraph-rsid="00e252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1dc1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cd0830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normal" officeooo:rsid="00cd0830" style:font-weight-asian="normal" style:font-weight-complex="normal"/>
    </style:style>
    <style:style style:name="T7" style:family="text">
      <style:text-properties officeooo:rsid="00cd0830"/>
    </style:style>
    <style:style style:name="T8" style:family="text">
      <style:text-properties officeooo:rsid="00bfeb8f"/>
    </style:style>
    <style:style style:name="T9" style:family="text">
      <style:text-properties officeooo:rsid="00772096"/>
    </style:style>
    <style:style style:name="T10" style:family="text">
      <style:text-properties officeooo:rsid="0022ae94"/>
    </style:style>
    <style:style style:name="T11" style:family="text">
      <style:text-properties officeooo:rsid="00240acc"/>
    </style:style>
    <style:style style:name="T12" style:family="text">
      <style:text-properties officeooo:rsid="0027f8c1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c23bb"/>
    </style:style>
    <style:style style:name="T17" style:family="text">
      <style:text-properties officeooo:rsid="002d28a1"/>
    </style:style>
    <style:style style:name="T18" style:family="text">
      <style:text-properties officeooo:rsid="002ed7ff"/>
    </style:style>
    <style:style style:name="T19" style:family="text">
      <style:text-properties officeooo:rsid="0031aa3b"/>
    </style:style>
    <style:style style:name="T20" style:family="text">
      <style:text-properties officeooo:rsid="003b60de"/>
    </style:style>
    <style:style style:name="T21" style:family="text">
      <style:text-properties officeooo:rsid="003f4702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31893"/>
    </style:style>
    <style:style style:name="T25" style:family="text">
      <style:text-properties officeooo:rsid="00549bc8"/>
    </style:style>
    <style:style style:name="T26" style:family="text">
      <style:text-properties officeooo:rsid="00561ef7"/>
    </style:style>
    <style:style style:name="T27" style:family="text">
      <style:text-properties officeooo:rsid="0075ab86"/>
    </style:style>
    <style:style style:name="T2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ad1dc1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b3796f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b6875c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a34702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a8a730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da4dce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de444e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deb01b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e0950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" fo:font-size="12pt" fo:font-style="normal" style:text-underline-style="none" fo:font-weight="normal" officeooo:rsid="00bab4e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" fo:font-size="12pt" fo:font-style="normal" style:text-underline-style="none" fo:font-weight="normal" officeooo:rsid="00e0950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" fo:font-size="12pt" fo:font-style="normal" style:text-underline-style="none" fo:font-weight="normal" officeooo:rsid="00e25252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" fo:font-size="12pt" fo:font-weight="normal" officeooo:rsid="00b3796f" style:font-size-asian="12pt" style:font-weight-asian="normal" style:font-size-complex="12pt" style:font-weight-complex="normal"/>
    </style:style>
    <style:style style:name="T58" style:family="text">
      <style:text-properties style:font-name="Times New Roman" officeooo:rsid="00e25252"/>
    </style:style>
    <style:style style:name="T59" style:family="text">
      <style:text-properties style:font-name="Times New Roman" fo:font-weight="bold" officeooo:rsid="00e25252" style:font-weight-asian="bold" style:font-weight-complex="bold"/>
    </style:style>
    <style:style style:name="T60" style:family="text">
      <style:text-properties style:font-name="Times New Roman" fo:font-weight="normal" officeooo:rsid="00e25252" style:font-weight-asian="normal" style:font-weight-complex="normal"/>
    </style:style>
    <style:style style:name="T61" style:family="text">
      <style:text-properties officeooo:rsid="007a2866"/>
    </style:style>
    <style:style style:name="T62" style:family="text">
      <style:text-properties officeooo:rsid="007bd9fc"/>
    </style:style>
    <style:style style:name="T63" style:family="text">
      <style:text-properties officeooo:rsid="007be473"/>
    </style:style>
    <style:style style:name="T64" style:family="text">
      <style:text-properties officeooo:rsid="007d8aa7"/>
    </style:style>
    <style:style style:name="T65" style:family="text">
      <style:text-properties officeooo:rsid="00825097"/>
    </style:style>
    <style:style style:name="T66" style:family="text">
      <style:text-properties officeooo:rsid="0083c586"/>
    </style:style>
    <style:style style:name="T67" style:family="text">
      <style:text-properties officeooo:rsid="008720c4"/>
    </style:style>
    <style:style style:name="T68" style:family="text">
      <style:text-properties officeooo:rsid="00983e3a"/>
    </style:style>
    <style:style style:name="T69" style:family="text">
      <style:text-properties officeooo:rsid="0098dbb6"/>
    </style:style>
    <style:style style:name="T70" style:family="text">
      <style:text-properties officeooo:rsid="009a3e1e"/>
    </style:style>
    <style:style style:name="T71" style:family="text">
      <style:text-properties officeooo:rsid="009a61c4"/>
    </style:style>
    <style:style style:name="T72" style:family="text">
      <style:text-properties officeooo:rsid="009d1c18"/>
    </style:style>
    <style:style style:name="T73" style:family="text">
      <style:text-properties officeooo:rsid="00a8a730"/>
    </style:style>
    <style:style style:name="T74" style:family="text">
      <style:text-properties officeooo:rsid="0081292a"/>
    </style:style>
    <style:style style:name="T75" style:family="text">
      <style:text-properties officeooo:rsid="00af0db8"/>
    </style:style>
    <style:style style:name="T76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d9eca2" style:font-size-asian="12pt" style:font-weight-asian="normal" style:font-size-complex="12pt" style:font-weight-complex="normal"/>
    </style:style>
    <style:style style:name="T80" style:family="text">
      <style:text-properties officeooo:rsid="00b84a51"/>
    </style:style>
    <style:style style:name="T81" style:family="text">
      <style:text-properties officeooo:rsid="0085ab40"/>
    </style:style>
    <style:style style:name="T82" style:family="text">
      <style:text-properties officeooo:rsid="00bd9123"/>
    </style:style>
    <style:style style:name="T83" style:family="text">
      <style:text-properties officeooo:rsid="00be4228"/>
    </style:style>
    <style:style style:name="T84" style:family="text">
      <style:text-properties officeooo:rsid="00c0cbea"/>
    </style:style>
    <style:style style:name="T85" style:family="text">
      <style:text-properties officeooo:rsid="00c2a61a"/>
    </style:style>
    <style:style style:name="T86" style:family="text">
      <style:text-properties officeooo:rsid="00c436e2"/>
    </style:style>
    <style:style style:name="T87" style:family="text">
      <style:text-properties officeooo:rsid="00c88a11"/>
    </style:style>
    <style:style style:name="T88" style:family="text">
      <style:text-properties officeooo:rsid="00ca19f2"/>
    </style:style>
    <style:style style:name="T89" style:family="text">
      <style:text-properties officeooo:rsid="00cde2a3"/>
    </style:style>
    <style:style style:name="T90" style:family="text">
      <style:text-properties officeooo:rsid="00267fa4"/>
    </style:style>
    <style:style style:name="T91" style:family="text">
      <style:text-properties officeooo:rsid="00ce3aca"/>
    </style:style>
    <style:style style:name="T92" style:family="text">
      <style:text-properties officeooo:rsid="00ce4319"/>
    </style:style>
    <style:style style:name="T93" style:family="text">
      <style:text-properties officeooo:rsid="00cf0953"/>
    </style:style>
    <style:style style:name="T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db8bbf" style:font-style-asian="italic" style:font-style-complex="italic"/>
    </style:style>
    <style:style style:name="T97" style:family="text">
      <style:text-properties fo:font-style="italic" officeooo:rsid="00b6875c" style:font-style-asian="italic" style:font-style-complex="italic"/>
    </style:style>
    <style:style style:name="T98" style:family="text">
      <style:text-properties fo:font-style="italic" officeooo:rsid="00a8a730" style:font-style-asian="italic" style:font-style-complex="italic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f0953" style:font-style-asian="normal" style:font-weight-asian="normal" style:font-style-complex="normal" style:font-weight-complex="normal"/>
    </style:style>
    <style:style style:name="T101" style:family="text">
      <style:text-properties officeooo:rsid="00d004cd"/>
    </style:style>
    <style:style style:name="T102" style:family="text">
      <style:text-properties officeooo:rsid="00d12430"/>
    </style:style>
    <style:style style:name="T103" style:family="text">
      <style:text-properties officeooo:rsid="00d27b4d"/>
    </style:style>
    <style:style style:name="T104" style:family="text">
      <style:text-properties officeooo:rsid="00d40885"/>
    </style:style>
    <style:style style:name="T105" style:family="text">
      <style:text-properties officeooo:rsid="00d464c8"/>
    </style:style>
    <style:style style:name="T106" style:family="text">
      <style:text-properties officeooo:rsid="00d68a69"/>
    </style:style>
    <style:style style:name="T107" style:family="text">
      <style:text-properties officeooo:rsid="00d7abf7"/>
    </style:style>
    <style:style style:name="T108" style:family="text">
      <style:text-properties officeooo:rsid="00d8b67e"/>
    </style:style>
    <style:style style:name="T109" style:family="text">
      <style:text-properties officeooo:rsid="00d9eca2"/>
    </style:style>
    <style:style style:name="T110" style:family="text">
      <style:text-properties officeooo:rsid="00da4dce"/>
    </style:style>
    <style:style style:name="T111" style:family="text">
      <style:text-properties officeooo:rsid="00db8bbf"/>
    </style:style>
    <style:style style:name="T112" style:family="text">
      <style:text-properties officeooo:rsid="00dcb409"/>
    </style:style>
    <style:style style:name="T113" style:family="text">
      <style:text-properties officeooo:rsid="00ddf755"/>
    </style:style>
    <style:style style:name="T114" style:family="text">
      <style:text-properties officeooo:rsid="00de444e"/>
    </style:style>
    <style:style style:name="T115" style:family="text">
      <style:text-properties officeooo:rsid="00deb01b"/>
    </style:style>
    <style:style style:name="T116" style:family="text">
      <style:text-properties officeooo:rsid="00e034b8"/>
    </style:style>
    <style:style style:name="T117" style:family="text">
      <style:text-properties fo:language="en" fo:country="US" fo:font-weight="bold"/>
    </style:style>
    <style:style style:name="T118" style:family="text">
      <style:text-properties fo:language="en" fo:country="US" fo:font-weight="bold" style:font-weight-asian="bold" style:font-weight-complex="bold"/>
    </style:style>
    <style:style style:name="T119" style:family="text">
      <style:text-properties fo:language="en" fo:country="US" fo:font-weight="normal" style:font-weight-asian="normal" style:font-weight-complex="normal"/>
    </style:style>
    <style:style style:name="T120" style:family="text">
      <style:text-properties fo:language="en" fo:country="US" fo:font-weight="normal" officeooo:rsid="00e25252" style:font-weight-asian="normal" style:font-weight-complex="normal"/>
    </style:style>
    <style:style style:name="T121" style:family="text">
      <style:text-properties fo:language="en" fo:country="US" fo:font-weight="normal" officeooo:rsid="00e2619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Inglés X</text:p>
          </table:table-cell>
        </table:table-row>
        <table:table-row>
          <table:table-cell table:style-name="Table1.A1" office:value-type="string">
            <text:p text:style-name="P9">Program <text:span text:style-name="T19">and </text:span><text:span text:style-name="T10">Track</text:span>:</text:p>
          </table:table-cell>
          <table:table-cell table:style-name="Table1.A1" office:value-type="string">
            <text:p text:style-name="P8"><text:span text:style-name="T11">I</text:span><text:span text:style-name="T5">nterpretación y Traduccíon: </text:span><text:span text:style-name="T4">10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1">IT<text:span text:style-name="T7">1044</text:span></text:p>
          </table:table-cell>
        </table:table-row>
        <table:table-row>
          <table:table-cell table:style-name="Table1.A1" office:value-type="string">
            <text:p text:style-name="P26">Cohort ID:</text:p>
          </table:table-cell>
          <table:table-cell table:style-name="Table1.A1" office:value-type="string">
            <text:p text:style-name="P13">10</text:p>
          </table:table-cell>
        </table:table-row>
      </table:table>
      <text:p text:style-name="P2"/>
      <text:p text:style-name="P36">Description</text:p>
      <text:p text:style-name="P61"><text:span text:style-name="T90">This cou</text:span><text:span text:style-name="T91">rse is the final </text:span>required c<text:span text:style-name="T92">lass</text:span> <text:span text:style-name="T91">in English language </text:span><text:span text:style-name="T92">studies </text:span><text:span text:style-name="T93">for students in the Interpretation and Translation degree program at the </text:span><text:span text:style-name="T94">Universidad Tecnológica de América</text:span><text:span text:style-name="T99"> </text:span><text:span text:style-name="T100">(</text:span><text:span text:style-name="T93">UTECA). As such, this </text:span><text:span text:style-name="T107">is an advanced </text:span><text:span text:style-name="T93">course designed </text:span></text:p>
      <text:list xml:id="list1103594969" text:style-name="L1">
        <text:list-item>
          <text:p text:style-name="P63">to <text:s/><text:span text:style-name="T89">hone and cement the evaluative techniques </text:span><text:span text:style-name="T91">presented in </text:span><text:span text:style-name="T89">English IX.</text:span></text:p>
        </text:list-item>
        <text:list-item>
          <text:p text:style-name="P65"><text:span text:style-name="T93">to </text:span><text:span text:style-name="T91">broaden </text:span><text:span text:style-name="T90">the </text:span><text:span text:style-name="T12">modern </text:span><text:span text:style-name="T90">foundations for linguistic translation in </text:span><text:span text:style-name="T84">English.</text:span></text:p>
        </text:list-item>
        <text:list-item>
          <text:p text:style-name="P64">to develop the practical skills necessary for <text:span text:style-name="T101">entry into the world of </text:span>professional employment.</text:p>
        </text:list-item>
      </text:list>
      <text:p text:style-name="P62"/>
      <text:p text:style-name="P66"><text:span text:style-name="T101">As in English IX, a</text:span><text:span text:style-name="T85"> constructivist approach to advanced English </text:span><text:span text:style-name="T86">language </text:span><text:span text:style-name="T85">learning </text:span><text:span text:style-name="T101">will be used. </text:span><text:span text:style-name="T85">Students will </text:span><text:span text:style-name="T89">hone and cement the</text:span><text:span text:style-name="T101">ir</text:span><text:span text:style-name="T89"> evaluative techniques through the analysis and critique of </text:span><text:span text:style-name="T85">classic English literature </text:span><text:span text:style-name="T91">and of historical accounts</text:span><text:span text:style-name="T85">. </text:span><text:span text:style-name="T102">Students will be introduced to the language of humor and the stylistic elements of creative writing. And students will be introduced to the language of computer coding </text:span><text:span text:style-name="T113">via practical application</text:span><text:span text:style-name="T102">. </text:span><text:span text:style-name="T103">In preparation for seeking professional employment, students will </text:span><text:span text:style-name="T104">evaluate internet job sites,</text:span><text:span text:style-name="T103"> </text:span><text:span text:style-name="T104">create resumes and cover letters, and practice interviewing skills. Although </text:span><text:span text:style-name="T86">reading, writing</text:span><text:span text:style-name="T101"> </text:span><text:span text:style-name="T86">and vocabulary building </text:span><text:span text:style-name="T105">will remain as core, foundational skills, this course will have an increased focus on presentation. </text:span><text:span text:style-name="T91">G</text:span><text:span text:style-name="T86">rammatical structures will be </text:span><text:span text:style-name="T106">regularly </text:span><text:span text:style-name="T107">reviewed.</text:span><text:span text:style-name="T106"> </text:span></text:p>
      <text:p text:style-name="P22"/>
      <text:p text:style-name="P22"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7">be specific </text:span><text:span text:style-name="T15">to </text:span><text:span text:style-name="T14">Spanish and English translation</text:span><text:span text:style-name="T15">s</text:span><text:span text:style-name="T14">, although such tools </text:span><text:span text:style-name="T17">and methodologies </text:span><text:span text:style-name="T14">can readily be extended </text:span><text:span text:style-name="T18">to</text:span><text:span text:style-name="T15"> </text:span><text:span text:style-name="T16">the translation of</text:span><text:span text:style-name="T14"> other languages. <text:s/></text:span><text:span text:style-name="T111">Students will receive credit for any work completed through </text:span><text:span text:style-name="T112">the</text:span><text:span text:style-name="T111"> </text:span><text:span text:style-name="T96">Coursera </text:span><text:span text:style-name="T111">on-line learning platform.</text:span></text:p>
      <text:p text:style-name="P19"/>
      <text:p text:style-name="P20"><text:span text:style-name="T13">Major </text:span><text:span text:style-name="T61">topics</text:span><text:span text:style-name="T17"> of</text:span><text:span text:style-name="T13"> the course will include: </text:span></text:p>
      <text:p text:style-name="P23"><text:span text:style-name="T61">I. <text:tab/></text:span><text:span text:style-name="T42">Literature and its Critique</text:span></text:p>
      <text:p text:style-name="P24"><text:span text:style-name="T29">II. <text:tab/></text:span><text:span text:style-name="T45">Scholarly Research</text:span></text:p>
      <text:p text:style-name="P21"><text:span text:style-name="T29">II</text:span><text:span text:style-name="T45">I</text:span><text:span text:style-name="T29">. <text:tab/></text:span><text:span text:style-name="T45">The History of Empires</text:span></text:p>
      <text:p text:style-name="P45"><text:span text:style-name="T110">I</text:span><text:span text:style-name="T108">V.<text:tab/>The Language of Coding </text:span><text:span text:style-name="T109">and its Practical Applications</text:span></text:p>
      <text:p text:style-name="P53"><text:span text:style-name="T48">V</text:span><text:span text:style-name="T28">.<text:tab/></text:span><text:span text:style-name="T45">Principles of Creative Writing</text:span></text:p>
      <text:p text:style-name="P44">V<text:span text:style-name="T110">I</text:span>.<text:tab/>The <text:span text:style-name="T108">Elements and Language of Humor</text:span></text:p>
      <text:p text:style-name="P34"><text:span text:style-name="T39">V</text:span><text:span text:style-name="T48">I</text:span><text:span text:style-name="T42">I</text:span><text:span text:style-name="T39">.</text:span><text:span text:style-name="T36"> <text:s/><text:tab/></text:span><text:span text:style-name="T45">Building Resumes and Cover Letters</text:span></text:p>
      <text:p text:style-name="P44">V<text:span text:style-name="T110">I</text:span>II.<text:tab/><text:span text:style-name="T108">Job Searches and Interviews</text:span></text:p>
      <text:p text:style-name="P35"><text:span text:style-name="T28">I</text:span><text:span text:style-name="T48">X</text:span><text:span text:style-name="T28">. <text:tab/></text:span><text:span text:style-name="T46">Vocabulary </text:span><text:span text:style-name="T47">Building</text:span></text:p>
      <text:p text:style-name="P3"/>
      <text:p text:style-name="P36">Scope <text:span text:style-name="T9">and </text:span><text:span text:style-name="T65">General </text:span><text:span text:style-name="T9">Sequence</text:span></text:p>
      <text:p text:style-name="P42"><text:span text:style-name="T62">I</text:span>. <text:s/><text:span text:style-name="T57">Literature and its Critique</text:span></text:p>
      <text:p text:style-name="P84"><text:span text:style-name="T53">1. </text:span><text:span text:style-name="T55">Literature</text:span></text:p>
      <text:p text:style-name="P85"><text:span text:style-name="T55">1.1 </text:span><text:span text:style-name="T54">“Joy Luck Club” by Amy Tan</text:span></text:p>
      <text:p text:style-name="P85"><text:span text:style-name="T55">1.</text:span><text:span text:style-name="T53">2 </text:span><text:span text:style-name="T54">“Brave New World” by Aldous Huxley</text:span></text:p>
      <text:p text:style-name="P92"><text:span text:style-name="T54">2, </text:span><text:span text:style-name="T52">Review of </text:span><text:span text:style-name="T56">the Elements of </text:span><text:span text:style-name="T52">Critique</text:span></text:p>
      <text:p text:style-name="P37"><text:soft-page-break/><text:span text:style-name="T62">II</text:span>. <text:span text:style-name="T45">Scholarly Research</text:span></text:p>
      <text:p text:style-name="P59"><text:tab/><text:span text:style-name="T83">1</text:span>. <text:s/><text:span text:style-name="T115">Google Scholar</text:span></text:p>
      <text:p text:style-name="P30"><text:tab/><text:span text:style-name="T83">2</text:span>. <text:s/><text:span text:style-name="T115">Open-Access Journals</text:span></text:p>
      <text:p text:style-name="P51"><text:span text:style-name="T30">3. </text:span><text:span text:style-name="T51">Academic Papers and their Presentation</text:span></text:p>
      <text:p text:style-name="P78"/>
      <text:p text:style-name="P39"><text:span text:style-name="T80">II</text:span>I. <text:span text:style-name="T45">The History of Empires</text:span></text:p>
      <text:p text:style-name="P57">1. <text:span text:style-name="T114">The Han Empire</text:span></text:p>
      <text:p text:style-name="P58"><text:span text:style-name="T80">2. </text:span><text:span text:style-name="T114">The British Empire</text:span></text:p>
      <text:p text:style-name="P76"/>
      <text:p text:style-name="P50"><text:span text:style-name="T77">IV</text:span><text:span text:style-name="T76">. <text:s/></text:span><text:span text:style-name="T78">The Language of Coding </text:span><text:span text:style-name="T79">and its Practical Applications</text:span></text:p>
      <text:p text:style-name="P49">1. <text:span text:style-name="T114">NetLogo</text:span></text:p>
      <text:p text:style-name="P81">2. <text:span text:style-name="T114">Python</text:span></text:p>
      <text:p text:style-name="P93"><text:span text:style-name="T58">2.1</text:span><text:span text:style-name="T60"> </text:span><text:span text:style-name="T119">Natural Language Toolkit </text:span><text:span text:style-name="T121">(NLTK)</text:span></text:p>
      <text:p text:style-name="P94"><text:span text:style-name="T119">2.2 APIs</text:span></text:p>
      <text:p text:style-name="P79">3. <text:span text:style-name="T114">LaTex</text:span></text:p>
      <text:p text:style-name="P80">3.1 Latexila</text:p>
      <text:p text:style-name="P80">3.2 Overleaf</text:p>
      <text:p text:style-name="P77"/>
      <text:p text:style-name="P40"><text:span text:style-name="T29">V. </text:span><text:span text:style-name="T45">Principles of Creative Writing</text:span></text:p>
      <text:p text:style-name="P56"><text:span text:style-name="T29"><text:tab/></text:span><text:span text:style-name="T40">1. </text:span></text:p>
      <text:p text:style-name="P46">2. </text:p>
      <text:p text:style-name="P46">3. </text:p>
      <text:p text:style-name="P43"/>
      <text:p text:style-name="P41"><text:span text:style-name="T39">V</text:span><text:span text:style-name="T44">I</text:span><text:span text:style-name="T39">.</text:span><text:span text:style-name="T36"> <text:s/></text:span><text:span text:style-name="T42">The </text:span><text:span text:style-name="T45">Elements and Language of Humor</text:span></text:p>
      <text:p text:style-name="P33"><text:span text:style-name="T31"><text:tab/></text:span><text:span text:style-name="T39">1. </text:span><text:span text:style-name="T49">Why is it funny?</text:span></text:p>
      <text:p text:style-name="P33"><text:span text:style-name="T37"><text:tab/><text:tab/></text:span><text:span text:style-name="T39">1.1 </text:span><text:span text:style-name="T49">Playing with Language</text:span></text:p>
      <text:p text:style-name="P33"><text:span text:style-name="T38"><text:tab/><text:tab/></text:span><text:span text:style-name="T39">1.2 </text:span><text:span text:style-name="T49">Playing with </text:span><text:span text:style-name="T38">Realities</text:span></text:p>
      <text:p text:style-name="P33"><text:span text:style-name="T38"><text:tab/>2. </text:span><text:span text:style-name="T49">American Humor</text:span></text:p>
      <text:p text:style-name="P82"><text:span text:style-name="T39">2.1 </text:span><text:span text:style-name="T49">Saturday Night Live (SNL)</text:span></text:p>
      <text:p text:style-name="P83"><text:span text:style-name="T49">2.</text:span><text:span text:style-name="T28">2 Sitcoms</text:span></text:p>
      <text:p text:style-name="P32"><text:span text:style-name="T66">3. </text:span><text:s/><text:span text:style-name="T114">British Humour</text:span></text:p>
      <text:p text:style-name="P32"><text:span text:style-name="T66"><text:tab/>3.</text:span><text:span text:style-name="T67">1</text:span><text:span text:style-name="T66"> </text:span><text:span text:style-name="T114">Monty </text:span><text:span text:style-name="T66">Python</text:span></text:p>
      <text:p text:style-name="P32"><text:span text:style-name="T66"><text:tab/>3.2 </text:span></text:p>
      <text:p text:style-name="P47"/>
      <text:p text:style-name="P48"><text:span text:style-name="T81">V</text:span><text:span text:style-name="T80">II</text:span><text:span text:style-name="T81">.</text:span><text:span text:style-name="T65"> <text:s/></text:span><text:span text:style-name="T108">Building Resumes and Cover Letters</text:span></text:p>
      <text:p text:style-name="P90">1. <text:span text:style-name="T116">Review of </text:span><text:span text:style-name="T115">Resumes Styles</text:span></text:p>
      <text:p text:style-name="P91">2. Writing a Resume or CV (curriculum vitae)</text:p>
      <text:p text:style-name="P60"><text:span text:style-name="T82">2</text:span>. <text:span text:style-name="T116">Writing a </text:span><text:span text:style-name="T115">Cover Letter</text:span></text:p>
      <text:p text:style-name="P30"/>
      <text:p text:style-name="P38"><text:span text:style-name="T43">V</text:span><text:span text:style-name="T36">III <text:s/></text:span><text:span text:style-name="T45">Job Searches and Interviews</text:span></text:p>
      <text:p text:style-name="P31"><text:span text:style-name="T29"><text:tab/></text:span><text:span text:style-name="T36">1</text:span><text:span text:style-name="T31">. </text:span><text:span text:style-name="T50">Internet Job Sites</text:span></text:p>
      <text:p text:style-name="P31"><text:span text:style-name="T31"><text:tab/><text:tab/></text:span><text:span text:style-name="T36">1</text:span><text:span text:style-name="T32">.1 </text:span><text:span text:style-name="T50">Indeed</text:span></text:p>
      <text:p text:style-name="P55"><text:span text:style-name="T36">1</text:span><text:span text:style-name="T32">.2 </text:span><text:span text:style-name="T33">Talenteca</text:span></text:p>
      <text:p text:style-name="P87"><text:span text:style-name="T33">1.</text:span><text:span text:style-name="T28">3 LinkedIn</text:span></text:p>
      <text:p text:style-name="P87"><text:span text:style-name="T28">1.4 OCCMundial</text:span></text:p>
      <text:p text:style-name="P88"><text:soft-page-break/><text:span text:style-name="T50">1.5 </text:span><text:span text:style-name="T28">Portal del Empleo (Mexican Government Job Board)</text:span></text:p>
      <text:p text:style-name="P88"><text:span text:style-name="T50">1.6 </text:span><text:span text:style-name="T28">Bumeran Mexico</text:span></text:p>
      <text:p text:style-name="P54"><text:span text:style-name="T31"><text:tab/></text:span><text:span text:style-name="T36">2</text:span><text:span text:style-name="T34">. </text:span><text:span text:style-name="T35"><text:s/></text:span><text:span text:style-name="T50">Interviews</text:span></text:p>
      <text:p text:style-name="P54"><text:span text:style-name="T35"><text:tab/><text:tab/></text:span><text:span text:style-name="T36">2</text:span><text:span text:style-name="T34">.1 </text:span><text:span text:style-name="T50">Preparation</text:span></text:p>
      <text:p text:style-name="P55"><text:span text:style-name="T36">2</text:span><text:span text:style-name="T34">.2 </text:span><text:span text:style-name="T50">Practice</text:span></text:p>
      <text:p text:style-name="P89"><text:span text:style-name="T97">IX</text:span><text:span text:style-name="T95">. Vocabulary </text:span><text:span text:style-name="T98">Building</text:span></text:p>
      <text:p text:style-name="P14"/>
      <text:p text:style-name="P14">Expectations</text:p>
      <text:p text:style-name="P18">Students will be expected to:</text:p>
      <text:list xml:id="list530274057" text:style-name="L2">
        <text:list-item>
          <text:p text:style-name="P67">Attend all classes on time</text:p>
        </text:list-item>
        <text:list-item>
          <text:p text:style-name="P67">Be prepared to take notes and access materials on-line</text:p>
        </text:list-item>
        <text:list-item>
          <text:p text:style-name="P67">Participate in all class activities, including discussions and presentations</text:p>
        </text:list-item>
        <text:list-item>
          <text:p text:style-name="P68">Complete all assignments <text:span text:style-name="T75">and </text:span>exam<text:span text:style-name="T75">s</text:span></text:p>
        </text:list-item>
      </text:list>
      <text:p text:style-name="P29"/>
      <text:p text:style-name="P14">Exit Criteria</text:p>
      <text:p text:style-name="P6"><text:span text:style-name="T22">Upon the successful completion of the course the student will </text:span><text:span text:style-name="T23">be able to:</text:span></text:p>
      <text:list xml:id="list1055937301" text:style-name="L3">
        <text:list-item>
          <text:p text:style-name="P70">Demonstrate a <text:span text:style-name="T82">basic</text:span><text:span text:style-name="T68"> </text:span>understanding of <text:span text:style-name="T82">language structure and information content</text:span></text:p>
        </text:list-item>
        <text:list-item>
          <text:p text:style-name="P71">Demonstrate a solid understanding of <text:span text:style-name="T25">English grammatical structures and stylistic elements </text:span><text:span text:style-name="T72">useful for professional writing</text:span></text:p>
        </text:list-item>
        <text:list-item>
          <text:p text:style-name="P73"><text:span text:style-name="T26">Analyze, evaluate, </text:span><text:span text:style-name="T88">critique, </text:span><text:span text:style-name="T70">and translate </text:span><text:span text:style-name="T82">scientific text</text:span></text:p>
        </text:list-item>
        <text:list-item>
          <text:p text:style-name="P73"><text:span text:style-name="T26">Analyze, evaluate, </text:span><text:span text:style-name="T88">critique, </text:span><text:span text:style-name="T70">and translate </text:span><text:span text:style-name="T82">legal text</text:span></text:p>
        </text:list-item>
        <text:list-item>
          <text:p text:style-name="P73"><text:span text:style-name="T26">Analyze, evaluate, </text:span><text:span text:style-name="T88">critique, </text:span><text:span text:style-name="T70">and translate </text:span><text:span text:style-name="T82">economic text</text:span></text:p>
        </text:list-item>
        <text:list-item>
          <text:p text:style-name="P74"><text:span text:style-name="T26">Analyze, evaluate, </text:span><text:span text:style-name="T88">and provide written critique of classic English language novels </text:span></text:p>
        </text:list-item>
        <text:list-item>
          <text:p text:style-name="P73">Demonstrate <text:span text:style-name="T24">a </text:span><text:span text:style-name="T71">basic </text:span><text:span text:style-name="T24">understanding of </text:span>AI-powered translation and the use of LLMs via APIs</text:p>
        </text:list-item>
        <text:list-item>
          <text:p text:style-name="P72">Demonstrate a <text:span text:style-name="T82">basic </text:span>understanding of <text:span text:style-name="T69">document management and QA/QC as well as other elements of professional consulting</text:span></text:p>
        </text:list-item>
        <text:list-item>
          <text:p text:style-name="P69"><text:span text:style-name="T74">Design, develop, and implement personal dictionaries </text:span><text:span text:style-name="T87">for translation of advanced English vocabulary</text:span></text:p>
        </text:list-item>
        <text:list-item>
          <text:p text:style-name="P75">Produce professional-quality deliverables</text:p>
        </text:list-item>
      </text:list>
      <text:p text:style-name="P25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27">Interim </text:span>Evaluations <text:span text:style-name="T73">(Partials)</text:span>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7">1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17"><text:span text:style-name="T73">1P</text:span><text:tab/></text:p>
          </table:table-cell>
          <table:table-cell table:style-name="Table2.A1" office:value-type="string">
            <text:p text:style-name="P27"><text:span text:style-name="T73">25 </text:span>%</text:p>
          </table:table-cell>
        </table:table-row>
        <table:table-row>
          <table:table-cell table:style-name="Table2.A1" office:value-type="string">
            <text:p text:style-name="P27">Homework</text:p>
          </table:table-cell>
          <table:table-cell table:style-name="Table2.A1" office:value-type="string">
            <text:p text:style-name="P27">60 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52">2P</text:p>
          </table:table-cell>
          <table:table-cell table:style-name="Table2.A1" office:value-type="string">
            <text:p text:style-name="P27"><text:span text:style-name="T73">25 </text:span>%</text:p>
          </table:table-cell>
        </table:table-row>
        <table:table-row>
          <table:table-cell table:style-name="Table2.A1" office:value-type="string">
            <text:p text:style-name="P27">Interim Exam</text:p>
          </table:table-cell>
          <table:table-cell table:style-name="Table2.A1" office:value-type="string">
            <text:p text:style-name="P27">3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52">3P</text:p>
          </table:table-cell>
          <table:table-cell table:style-name="Table2.A1" office:value-type="string">
            <text:p text:style-name="P27"><text:span text:style-name="T73">25 </text:span>%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27">Final Exam</text:p>
          </table:table-cell>
          <table:table-cell table:style-name="Table2.A1" office:value-type="string">
            <text:p text:style-name="P27"><text:span text:style-name="T73">25</text:span> 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officeooo:rsid="00ad1dc1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cd0830" style:font-weight-asian="bold" style:font-weight-complex="bold"/>
    </style:style>
    <style:style style:name="MT4" style:family="text">
      <style:text-properties fo:font-weight="normal" officeooo:rsid="00cd0830" style:font-weight-asian="normal" style:font-weight-complex="normal"/>
    </style:style>
    <style:style style:name="MT5" style:family="text">
      <style:text-properties officeooo:rsid="00cd0830"/>
    </style:style>
    <style:style style:name="MT6" style:family="text">
      <style:text-properties officeooo:rsid="00bfeb8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3">1044 </text:span><text:span text:style-name="MT4">(Marron)</text:span></text:p>
        <text:p text:style-name="MP2">UTECA 2<text:span text:style-name="MT5">6</text:span>-<text:span text:style-name="MT5">1</text:span></text:p>
        <text:p text:style-name="MP3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6T21:04:31.345812503</dc:date>
    <meta:editing-duration>PT14H27M12S</meta:editing-duration>
    <meta:editing-cycles>156</meta:editing-cycles>
    <meta:generator>LibreOffice/7.3.7.2$Linux_X86_64 LibreOffice_project/30$Build-2</meta:generator>
    <meta:document-statistic meta:table-count="2" meta:image-count="1" meta:object-count="0" meta:page-count="3" meta:paragraph-count="113" meta:word-count="702" meta:character-count="4503" meta:non-whitespace-character-count="3886"/>
  </office:meta>
</office:document-meta>
</file>